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lwgTypewriter" svg:font-family="TlwgTypewriter" style:font-family-generic="moder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94cm" fo:min-width="4.561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486cm" fo:min-width="2.826cm"/>
    </style:style>
    <style:style style:name="gr3" style:family="graphic" style:parent-style-name="standard">
      <style:graphic-properties draw:stroke="none" svg:stroke-color="#000000" draw:fill="none" draw:fill-color="#ffffff" fo:min-height="0.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8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10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678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4.9cm" fo:min-width="5.25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239cm" fo:min-width="0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188cm" fo:min-width="0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0.654cm" fo:min-width="4.654cm"/>
    </style:style>
    <style:style style:name="gr11" style:family="graphic" style:parent-style-name="standard">
      <style:graphic-properties draw:stroke="none" svg:stroke-color="#000000" draw:fill="none" draw:fill-color="#ffffff" fo:min-height="1.119cm"/>
      <style:paragraph-properties style:writing-mode="lr-tb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24cm" fo:min-width="0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.371cm" fo:min-width="0cm"/>
    </style:style>
    <style:style style:name="gr14" style:family="graphic" style:parent-style-name="objectwithoutfill">
      <style:graphic-properties svg:stroke-color="#000000" draw:fill="none" draw:textarea-vertical-align="middle"/>
    </style:style>
    <style:style style:name="gr15" style:family="graphic" style:parent-style-name="standard">
      <style:graphic-properties svg:stroke-color="#000000" draw:textarea-horizontal-align="justify" draw:textarea-vertical-align="middle" draw:auto-grow-height="false" fo:min-height="0.75cm" fo:min-width="3.718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75cm" fo:min-width="4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5.25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5cm" fo:min-width="17cm"/>
    </style:style>
    <style:style style:name="gr19" style:family="graphic" style:parent-style-name="standard">
      <style:graphic-properties draw:textarea-horizontal-align="justify" draw:textarea-vertical-align="middle" draw:auto-grow-height="false" fo:min-height="1.556cm" fo:min-width="2.606cm"/>
    </style:style>
    <style:style style:name="gr20" style:family="graphic" style:parent-style-name="standard">
      <style:graphic-properties draw:textarea-horizontal-align="justify" draw:textarea-vertical-align="middle" draw:auto-grow-height="false" fo:min-height="1.556cm" fo:min-width="2.706cm"/>
    </style:style>
    <style:style style:name="gr21" style:family="graphic" style:parent-style-name="standard">
      <style:graphic-properties draw:textarea-horizontal-align="justify" draw:textarea-vertical-align="middle" draw:auto-grow-height="false" fo:min-height="1.556cm" fo:min-width="2.806cm"/>
    </style:style>
    <style:style style:name="gr22" style:family="graphic" style:parent-style-name="standard">
      <style:graphic-properties draw:textarea-horizontal-align="justify" draw:textarea-vertical-align="middle" draw:auto-grow-height="false" fo:min-height="1.556cm" fo:min-width="2.556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5.25cm"/>
    </style:style>
    <style:style style:name="gr24" style:family="graphic" style:parent-style-name="standard">
      <style:graphic-properties draw:textarea-horizontal-align="justify" draw:textarea-vertical-align="middle" draw:auto-grow-height="false" fo:min-height="0.458cm" fo:min-width="1.304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9cm" fo:min-width="5.25cm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.486cm" fo:min-width="2.826cm"/>
    </style:style>
    <style:style style:name="gr27" style:family="graphic" style:parent-style-name="standard">
      <style:graphic-properties draw:textarea-horizontal-align="justify" draw:textarea-vertical-align="middle" draw:auto-grow-height="false" fo:min-height="0cm" fo:min-width="1.907cm" draw:shadow="hidden"/>
    </style:style>
    <style:style style:name="P1" style:family="paragraph">
      <loext:graphic-properties draw:fill-color="#ffffff"/>
      <style:text-properties fo:font-size="12pt"/>
    </style:style>
    <style:style style:name="P2" style:family="paragraph">
      <loext:graphic-properties draw:fill-color="#000000"/>
      <style:text-properties fo:font-size="12pt"/>
    </style:style>
    <style:style style:name="P3" style:family="paragraph">
      <loext:graphic-properties draw:fill="none" draw:fill-color="#ffffff"/>
      <style:paragraph-properties style:writing-mode="lr-tb"/>
      <style:text-properties style:font-name="TlwgTypewriter" fo:font-size="12pt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TlwgTypewriter" fo:font-size="12pt" fo:font-weight="bold" style:font-weight-asian="bold" style:font-weight-complex="bold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loext:graphic-properties draw:fill="none"/>
    </style:style>
    <style:style style:name="P9" style:family="paragraph">
      <style:paragraph-properties fo:text-align="center"/>
      <style:text-properties fo:font-weight="bold"/>
    </style:style>
    <style:style style:name="T1" style:family="text">
      <style:text-properties style:font-name="TlwgTypewriter" fo:font-size="1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hape 1" draw:style-name="gr1" draw:text-style-name="P1" draw:layer="layout" svg:width="5.06cm" svg:height="1.902cm" svg:x="7.915cm" svg:y="3.098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Shape 2" draw:style-name="gr2" draw:text-style-name="P2" draw:layer="layout" svg:width="4.702cm" svg:height="1.04cm" svg:x="8cm" svg:y="1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ext Frame 1" draw:style-name="gr3" draw:text-style-name="P3" draw:layer="layout" svg:width="2.223cm" svg:height="0.81cm" svg:x="9.372cm" svg:y="1.595cm">
          <draw:text-box>
            <text:p><text:span text:style-name="T1">Start</text:span></text:p>
          </draw:text-box>
        </draw:frame>
        <draw:frame draw:name="Text Frame 2" draw:style-name="gr4" draw:text-style-name="P3" draw:layer="layout" svg:width="4.509cm" svg:height="1.036cm" svg:x="8.365cm" svg:y="3.783cm">
          <draw:text-box>
            <text:p><text:span text:style-name="T1">DATA COLLECTION</text:span></text:p>
          </draw:text-box>
        </draw:frame>
        <draw:frame draw:name="Text Frame 3" draw:style-name="gr5" draw:text-style-name="P3" draw:layer="layout" svg:width="5.34cm" svg:height="1.354cm" svg:x="8.16cm" svg:y="7.877cm">
          <draw:text-box>
            <text:p><text:span text:style-name="T1">DATA PREPROCESSING</text:span></text:p>
          </draw:text-box>
        </draw:frame>
        <draw:frame draw:name="Text Frame 4" draw:style-name="gr6" draw:text-style-name="P5" draw:layer="layout" svg:width="5.102cm" svg:height="1.928cm" svg:x="7.978cm" svg:y="5.513cm">
          <draw:text-box>
            <text:p text:style-name="P4"><text:span text:style-name="T1">EXPLORATORY DATA ANALYSIS </text:span></text:p>
            <text:p text:style-name="P4"><text:span text:style-name="T1">(EDA)</text:span></text:p>
          </draw:text-box>
        </draw:frame>
        <draw:custom-shape draw:name="Shape 3" draw:style-name="gr7" draw:text-style-name="P1" draw:layer="layout" svg:width="5.75cm" svg:height="5.15cm" svg:x="7.75cm" svg:y="7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458cm" svg:height="0.558cm" svg:x="10.25cm" svg:y="2.5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6" draw:layer="layout" svg:width="0.459cm" svg:height="0.5cm" svg:x="10.25cm" svg:y="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7" draw:layer="layout" svg:width="5.25cm" svg:height="1cm" svg:x="8cm" svg:y="8.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5.25cm" svg:height="1cm" svg:x="8.001cm" svg:y="9.7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5.25cm" svg:height="1cm" svg:x="8.001cm" svg:y="10.8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5.25cm" svg:height="1cm" svg:x="8.001cm" svg:y="11.9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ext Frame 5" draw:style-name="gr11" draw:text-style-name="P3" draw:layer="layout" svg:width="5.25cm" svg:height="1.369cm" svg:x="8.239cm" svg:y="9.841cm">
          <draw:text-box>
            <text:p><text:span text:style-name="T1">Find Missing Data</text:span></text:p>
          </draw:text-box>
        </draw:frame>
        <draw:frame draw:name="Text Frame 6" draw:style-name="gr3" draw:text-style-name="P3" draw:layer="layout" svg:width="5.25cm" svg:height="0.81cm" svg:x="8.2cm" svg:y="10.96cm">
          <draw:text-box>
            <text:p><text:span text:style-name="T1">Fill Missing Data</text:span></text:p>
          </draw:text-box>
        </draw:frame>
        <draw:frame draw:name="Text Frame 7" draw:style-name="gr4" draw:text-style-name="P3" draw:layer="layout" svg:width="4.509cm" svg:height="1.036cm" svg:x="8.463cm" svg:y="12.06cm">
          <draw:text-box>
            <text:p><text:span text:style-name="T1">Scale The Data</text:span></text:p>
          </draw:text-box>
        </draw:frame>
        <draw:custom-shape draw:style-name="gr12" draw:text-style-name="P6" draw:layer="layout" svg:width="0.458cm" svg:height="0.559cm" svg:x="10.251cm" svg:y="7.2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Text Frame 10" draw:style-name="gr3" draw:text-style-name="P3" draw:layer="layout" svg:width="4.25cm" svg:height="0.81cm" svg:x="3.65cm" svg:y="14.4cm">
          <draw:text-box>
            <text:p><text:span text:style-name="T1">Training Set</text:span></text:p>
          </draw:text-box>
        </draw:frame>
        <draw:custom-shape draw:style-name="gr13" draw:text-style-name="P6" draw:layer="layout" svg:width="0.458cm" svg:height="0.709cm" svg:x="10.252cm" svg:y="13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4" draw:text-style-name="P8" draw:layer="layout" svg:x1="5.75cm" svg:y1="13.7cm" svg:x2="15.75cm" svg:y2="13.7cm">
          <text:p/>
        </draw:line>
        <draw:custom-shape draw:style-name="gr12" draw:text-style-name="P6" draw:layer="layout" svg:width="0.458cm" svg:height="0.559cm" svg:x="5.653cm" svg:y="13.7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6" draw:layer="layout" svg:width="0.458cm" svg:height="0.559cm" svg:x="15.353cm" svg:y="13.7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4" draw:layer="layout" svg:width="4.218cm" svg:height="1cm" svg:x="3.75cm" svg:y="14.28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5cm" svg:height="1cm" svg:x="13.368cm" svg:y="14.282cm">
          <text:p/>
          <draw:enhanced-geometry svg:viewBox="0 0 21600 21600" draw:type="rectangle" draw:enhanced-path="M 0 0 L 21600 0 21600 21600 0 21600 0 0 Z N"/>
        </draw:custom-shape>
        <draw:frame draw:name="Text Frame 9" draw:style-name="gr3" draw:text-style-name="P3" draw:layer="layout" svg:width="4.25cm" svg:height="0.81cm" svg:x="13.544cm" svg:y="14.43cm">
          <draw:text-box>
            <text:p><text:span text:style-name="T1">Testing Set</text:span></text:p>
          </draw:text-box>
        </draw:frame>
        <draw:custom-shape draw:name="Shape 4" draw:style-name="gr17" draw:text-style-name="P1" draw:layer="layout" svg:width="5.75cm" svg:height="1.7cm" svg:x="7.75cm" svg:y="5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0.458cm" svg:height="0.559cm" svg:x="5.654cm" svg:y="15.2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6" draw:layer="layout" svg:width="0.458cm" svg:height="0.559cm" svg:x="15.354cm" svg:y="15.2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9" draw:layer="layout" svg:width="17.5cm" svg:height="2.9cm" svg:x="1.75cm" svg:y="15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9" draw:layer="layout" svg:width="3.3cm" svg:height="2cm" svg:x="1.85cm" svg:y="1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3.4cm" svg:height="2cm" svg:x="5.25cm" svg:y="16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9" draw:layer="layout" svg:width="3.5cm" svg:height="2cm" svg:x="8.75cm" svg:y="16.6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9" draw:layer="layout" svg:width="3.25cm" svg:height="2cm" svg:x="12.35cm" svg:y="1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ext Frame 11" draw:style-name="gr11" draw:text-style-name="P3" draw:layer="layout" svg:width="3.437cm" svg:height="1.369cm" svg:x="1.863cm" svg:y="16.86cm">
          <draw:text-box>
            <text:p><text:span text:style-name="T1">Linear Regression</text:span></text:p>
          </draw:text-box>
        </draw:frame>
        <draw:frame draw:name="Text Frame 12" draw:style-name="gr11" draw:text-style-name="P3" draw:layer="layout" svg:width="3.437cm" svg:height="1.369cm" svg:x="5.461cm" svg:y="16.89cm">
          <draw:text-box>
            <text:p><text:span text:style-name="T1">Ridge Regression</text:span></text:p>
          </draw:text-box>
        </draw:frame>
        <draw:frame draw:name="Text Frame 13" draw:style-name="gr11" draw:text-style-name="P3" draw:layer="layout" svg:width="3.437cm" svg:height="1.369cm" svg:x="8.959cm" svg:y="16.92cm">
          <draw:text-box>
            <text:p><text:span text:style-name="T1">Lasso Regression</text:span></text:p>
          </draw:text-box>
        </draw:frame>
        <draw:frame draw:name="Text Frame 14" draw:style-name="gr11" draw:text-style-name="P3" draw:layer="layout" svg:width="3.437cm" svg:height="1.369cm" svg:x="12.357cm" svg:y="16.95cm">
          <draw:text-box>
            <text:p><text:span text:style-name="T1">Random</text:span></text:p>
            <text:p><text:span text:style-name="T1">Forest</text:span></text:p>
          </draw:text-box>
        </draw:frame>
        <draw:custom-shape draw:style-name="gr22" draw:text-style-name="P9" draw:layer="layout" svg:width="3.25cm" svg:height="2cm" svg:x="15.751cm" svg:y="16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ext Frame 15" draw:style-name="gr11" draw:text-style-name="P3" draw:layer="layout" svg:width="3.437cm" svg:height="1.369cm" svg:x="15.566cm" svg:y="16.94cm">
          <draw:text-box>
            <text:p><text:span text:style-name="T1">XG</text:span></text:p>
            <text:p><text:span text:style-name="T1">Boost</text:span></text:p>
          </draw:text-box>
        </draw:frame>
        <draw:frame draw:name="Text Frame 16" draw:style-name="gr3" draw:text-style-name="P3" draw:layer="layout" svg:width="4.25cm" svg:height="0.81cm" svg:x="8.338cm" svg:y="15.76cm">
          <draw:text-box>
            <text:p><text:span text:style-name="T1">MODEL BUILDING</text:span></text:p>
          </draw:text-box>
        </draw:frame>
        <draw:custom-shape draw:style-name="gr12" draw:text-style-name="P6" draw:layer="layout" svg:width="0.458cm" svg:height="0.559cm" svg:x="10.253cm" svg:y="18.7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Shape 5" draw:style-name="gr23" draw:text-style-name="P1" draw:layer="layout" svg:width="5.75cm" svg:height="0.9cm" svg:x="7.75cm" svg:y="19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Text Frame 17" draw:style-name="gr3" draw:text-style-name="P3" draw:layer="layout" svg:width="4.582cm" svg:height="0.81cm" svg:x="8.25cm" svg:y="19.431cm">
          <draw:text-box>
            <text:p><text:span text:style-name="T1">MODEL EVALUATION</text:span></text:p>
          </draw:text-box>
        </draw:frame>
        <draw:custom-shape draw:style-name="gr12" draw:text-style-name="P6" draw:layer="layout" svg:width="0.458cm" svg:height="0.559cm" svg:x="10.253cm" svg:y="20.2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Shape 6" draw:style-name="gr23" draw:text-style-name="P1" draw:layer="layout" svg:width="5.75cm" svg:height="0.9cm" svg:x="7.75cm" svg:y="20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Shape 7" draw:style-name="gr23" draw:text-style-name="P1" draw:layer="layout" svg:width="5.75cm" svg:height="0.9cm" svg:x="7.75cm" svg:y="19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Text Frame 18" draw:style-name="gr3" draw:text-style-name="P3" draw:layer="layout" svg:width="4.582cm" svg:height="0.81cm" svg:x="8.24cm" svg:y="20.821cm">
          <draw:text-box>
            <text:p><text:span text:style-name="T1">MODEL SELECTION</text:span></text:p>
          </draw:text-box>
        </draw:frame>
        <draw:custom-shape draw:style-name="gr24" draw:text-style-name="P9" draw:layer="layout" svg:width="2.55cm" svg:height="1cm" svg:x="2.45cm" svg:y="2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ext Frame 19" draw:style-name="gr3" draw:text-style-name="P3" draw:layer="layout" svg:width="1.968cm" svg:height="0.81cm" svg:x="2.832cm" svg:y="20.89cm">
          <draw:text-box>
            <text:p><text:span text:style-name="T1">Input</text:span></text:p>
          </draw:text-box>
        </draw:frame>
        <draw:custom-shape draw:style-name="gr12" draw:text-style-name="P6" draw:layer="layout" svg:width="0.458cm" svg:height="0.559cm" svg:x="10.253cm" svg:y="21.7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Shape 8" draw:style-name="gr25" draw:text-style-name="P1" draw:layer="layout" svg:width="5.75cm" svg:height="1.15cm" svg:x="7.75cm" svg:y="22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Text Frame 20" draw:style-name="gr11" draw:text-style-name="P3" draw:layer="layout" svg:width="6cm" svg:height="1.369cm" svg:x="7.75cm" svg:y="22.321cm">
          <draw:text-box>
            <text:p><text:span text:style-name="T1">Predicted Temperature (in C)</text:span></text:p>
          </draw:text-box>
        </draw:frame>
        <draw:custom-shape draw:style-name="gr12" draw:text-style-name="P6" draw:layer="layout" svg:width="0.458cm" svg:height="0.559cm" svg:x="10.253cm" svg:y="26.5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Shape 9" draw:style-name="gr26" draw:text-style-name="P1" draw:layer="layout" svg:width="4.702cm" svg:height="1.04cm" svg:x="8.001cm" svg:y="27.1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ext Frame 21" draw:style-name="gr3" draw:text-style-name="P3" draw:layer="layout" svg:width="2.223cm" svg:height="0.81cm" svg:x="9.373cm" svg:y="27.196cm">
          <draw:text-box>
            <text:p><text:span text:style-name="T1">Stop</text:span></text:p>
          </draw:text-box>
        </draw:frame>
        <draw:custom-shape draw:style-name="gr12" draw:text-style-name="P6" draw:layer="layout" svg:width="0.458cm" svg:height="0.559cm" svg:x="10.254cm" svg:y="23.5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Shape 10" draw:style-name="gr23" draw:text-style-name="P1" draw:layer="layout" svg:width="5.75cm" svg:height="0.9cm" svg:x="7.75cm" svg:y="24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0.458cm" svg:height="0.559cm" svg:x="10.254cm" svg:y="25.0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Shape 11" draw:style-name="gr23" draw:text-style-name="P1" draw:layer="layout" svg:width="5.75cm" svg:height="0.9cm" svg:x="7.75cm" svg:y="25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Text Frame 22" draw:style-name="gr3" draw:text-style-name="P3" draw:layer="layout" svg:width="4.582cm" svg:height="0.81cm" svg:x="8.43cm" svg:y="24.211cm">
          <draw:text-box>
            <text:p><text:span text:style-name="T1">User Interface </text:span></text:p>
          </draw:text-box>
        </draw:frame>
        <draw:frame draw:name="Text Frame 23" draw:style-name="gr3" draw:text-style-name="P3" draw:layer="layout" svg:width="4.582cm" svg:height="0.81cm" svg:x="8.22cm" svg:y="25.701cm">
          <draw:text-box>
            <text:p><text:span text:style-name="T1">DEPLOYMENT</text:span></text:p>
          </draw:text-box>
        </draw:frame>
        <draw:frame draw:name="Text Frame 24" draw:style-name="gr11" draw:text-style-name="P3" draw:layer="layout" svg:width="7.637cm" svg:height="1.369cm" svg:x="6.867cm" svg:y="8.499cm">
          <draw:text-box>
            <text:p><text:span text:style-name="T1">Remove Unnecessary Attributes</text:span></text:p>
          </draw:text-box>
        </draw:frame>
        <draw:custom-shape draw:style-name="gr27" draw:text-style-name="P4" draw:layer="layout" svg:width="2.75cm" svg:height="0.5cm" svg:x="5cm" svg:y="21.0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lwgTypewriter" svg:font-family="TlwgTypewriter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00" draw:opacity="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07T18:50:53.108912484</meta:creation-date>
    <dc:date>2023-11-08T18:49:18.158370255</dc:date>
    <meta:editing-duration>PT7H31M10S</meta:editing-duration>
    <meta:editing-cycles>7</meta:editing-cycles>
    <meta:generator>LibreOffice/7.3.7.2$Linux_X86_64 LibreOffice_project/30$Build-2</meta:generator>
    <meta:document-statistic meta:object-count="63"/>
  </office:meta>
</office:document-meta>
</file>